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4" table:default-cell-style-name="ce2"/>
        <table:table-column table:style-name="co1" table:default-cell-style-name="ce3"/>
        <table:table-column table:style-name="co1" table:number-columns-repeated="10" table:default-cell-style-name="ce2"/>
        <table:table-column table:style-name="co1" table:default-cell-style-name="ce3"/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O#</text:p>
          </table:table-cell>
          <table:table-cell table:style-name="ce1" office:value-type="string" calcext:value-type="string">
            <text:p>Jahr</text:p>
          </table:table-cell>
          <table:table-cell table:style-name="ce1" office:value-type="string" calcext:value-type="string">
            <text:p>Monat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D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Adresse 2</text:p>
          </table:table-cell>
          <table:table-cell table:style-name="ce1" office:value-type="string" calcext:value-type="string">
            <text:p>Adresse 3</text:p>
          </table:table-cell>
          <table:table-cell table:style-name="ce1" office:value-type="string" calcext:value-type="string">
            <text:p>Adresse 4</text:p>
          </table:table-cell>
          <table:table-cell table:style-name="ce1" office:value-type="string" calcext:value-type="string">
            <text:p>Stadt</text:p>
          </table:table-cell>
          <table:table-cell table:style-name="ce1" office:value-type="string" calcext:value-type="string">
            <text:p>Staat</text:p>
          </table:table-cell>
          <table:table-cell table:style-name="ce1" office:value-type="string" calcext:value-type="string">
            <text:p>POSTLEITZAHL</text:p>
          </table:table-cell>
          <table:table-cell table:style-name="ce1" office:value-type="string" calcext:value-type="string">
            <text:p>D Monat</text:p>
          </table:table-cell>
          <table:table-cell table:style-name="ce1" office:value-type="string" calcext:value-type="string">
            <text:p> Area</text:p>
          </table:table-cell>
          <table:table-cell table:style-name="ce1" office:value-type="string" calcext:value-type="string">
            <text:p> Sponsor ID</text:p>
          </table:table-cell>
          <table:table-cell table:style-name="ce1" office:value-type="string" calcext:value-type="string">
            <text:p>D year</text:p>
          </table:table-cell>
          <table:table-cell table:style-name="ce1" office:value-type="string" calcext:value-type="string">
            <text:p>D mth</text:p>
          </table:table-cell>
          <table:table-cell table:style-name="ce1" office:value-type="string" calcext:value-type="string">
            <text:p>1st O year</text:p>
          </table:table-cell>
          <table:table-cell table:style-name="ce1" office:value-type="string" calcext:value-type="string">
            <text:p>1st O mth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  CCs</text:p>
          </table:table-cell>
          <table:table-cell table:style-name="ce1" office:value-type="string" calcext:value-type="string">
            <text:p>  SRP</text:p>
          </table:table-cell>
          <table:table-cell table:style-name="ce1" office:value-type="string" calcext:value-type="string">
            <text:p> WHS</text:p>
          </table:table-cell>
          <table:table-cell table:style-name="ce1" office:value-type="string" calcext:value-type="string">
            <text:p> NDP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2">
          <table:table-cell office:value-type="float" office:value="1721239" calcext:value-type="float">
            <text:p>1721239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90000062813" calcext:value-type="float">
            <text:p>490000062813</text:p>
          </table:table-cell>
          <table:table-cell office:value-type="string" calcext:value-type="string">
            <text:p>DAGMAR WENDLAND <text:s text:c="34"/></text:p>
          </table:table-cell>
          <table:table-cell office:value-type="string" calcext:value-type="string">
            <text:p>M]NCHENER STR. 148 <text:s text:c="31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BREMEN <text:s text:c="23"/></text:p>
          </table:table-cell>
          <table:table-cell office:value-type="string" calcext:value-type="string">
            <text:p>DEU </text:p>
          </table:table-cell>
          <table:table-cell office:value-type="float" office:value="28215" calcext:value-type="float">
            <text:p>28215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62215" calcext:value-type="float">
            <text:p>490000062215</text:p>
          </table:table-cell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.044" calcext:value-type="float">
            <text:p>1,044</text:p>
          </table:table-cell>
          <table:table-cell office:value-type="float" office:value="251.58" calcext:value-type="float">
            <text:p>251,58</text:p>
          </table:table-cell>
          <table:table-cell office:value-type="float" office:value="176.22" calcext:value-type="float">
            <text:p>176,22</text:p>
          </table:table-cell>
          <table:table-cell office:value-type="float" office:value="214.26" calcext:value-type="float">
            <text:p>214,2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10" calcext:value-type="float">
            <text:p>2679610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84897" calcext:value-type="float">
            <text:p>490000484897</text:p>
          </table:table-cell>
          <table:table-cell office:value-type="string" calcext:value-type="string">
            <text:p>MANUELA TONON <text:s text:c="36"/></text:p>
          </table:table-cell>
          <table:table-cell office:value-type="string" calcext:value-type="string">
            <text:p>MELANCHTHONSTR. 4 <text:s text:c="32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BRETTEN <text:s text:c="22"/></text:p>
          </table:table-cell>
          <table:table-cell office:value-type="string" calcext:value-type="string">
            <text:p>DEU 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28841" calcext:value-type="float">
            <text:p>490000028841</text:p>
          </table:table-cell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44" calcext:value-type="float">
            <text:p>0,544</text:p>
          </table:table-cell>
          <table:table-cell office:value-type="float" office:value="129.78" calcext:value-type="float">
            <text:p>129,78</text:p>
          </table:table-cell>
          <table:table-cell office:value-type="float" office:value="91.03" calcext:value-type="float">
            <text:p>91,03</text:p>
          </table:table-cell>
          <table:table-cell office:value-type="float" office:value="110.56" calcext:value-type="float">
            <text:p>110,5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11" calcext:value-type="float">
            <text:p>2679611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65319" calcext:value-type="float">
            <text:p>490000465319</text:p>
          </table:table-cell>
          <table:table-cell office:value-type="string" calcext:value-type="string">
            <text:p>MANUELA SEIDEL <text:s text:c="35"/></text:p>
          </table:table-cell>
          <table:table-cell office:value-type="string" calcext:value-type="string">
            <text:p>WASMANNSTR 33C <text:s text:c="35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HAMBURG <text:s text:c="22"/></text:p>
          </table:table-cell>
          <table:table-cell office:value-type="string" calcext:value-type="string">
            <text:p>DEU </text:p>
          </table:table-cell>
          <table:table-cell office:value-type="float" office:value="22307" calcext:value-type="float">
            <text:p>22307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40100191891" calcext:value-type="float">
            <text:p>440100191891</text:p>
          </table:table-cell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08" calcext:value-type="float">
            <text:p>0,608</text:p>
          </table:table-cell>
          <table:table-cell office:value-type="float" office:value="127.87" calcext:value-type="float">
            <text:p>127,87</text:p>
          </table:table-cell>
          <table:table-cell office:value-type="float" office:value="89.5" calcext:value-type="float">
            <text:p>89,5</text:p>
          </table:table-cell>
          <table:table-cell office:value-type="float" office:value="108.86" calcext:value-type="float">
            <text:p>108,8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12" calcext:value-type="float">
            <text:p>2679612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522303" calcext:value-type="float">
            <text:p>490000522303</text:p>
          </table:table-cell>
          <table:table-cell office:value-type="string" calcext:value-type="string">
            <text:p>SARINA HOLZMANN <text:s text:c="34"/></text:p>
          </table:table-cell>
          <table:table-cell office:value-type="string" calcext:value-type="string">
            <text:p>BAUHOFWEG 14 <text:s text:c="37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ARGENBUEHL <text:s text:c="19"/></text:p>
          </table:table-cell>
          <table:table-cell office:value-type="string" calcext:value-type="string">
            <text:p>DEU </text:p>
          </table:table-cell>
          <table:table-cell office:value-type="float" office:value="88260" calcext:value-type="float">
            <text:p>88260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502869" calcext:value-type="float">
            <text:p>490000502869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43" calcext:value-type="float">
            <text:p>0,543</text:p>
          </table:table-cell>
          <table:table-cell office:value-type="float" office:value="120.69" calcext:value-type="float">
            <text:p>120,69</text:p>
          </table:table-cell>
          <table:table-cell office:value-type="float" office:value="84.75" calcext:value-type="float">
            <text:p>84,75</text:p>
          </table:table-cell>
          <table:table-cell office:value-type="float" office:value="101.56" calcext:value-type="float">
            <text:p>101,5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13" calcext:value-type="float">
            <text:p>2679613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539195" calcext:value-type="float">
            <text:p>490000539195</text:p>
          </table:table-cell>
          <table:table-cell office:value-type="string" calcext:value-type="string">
            <text:p>HALE DOLUAY <text:s text:c="38"/></text:p>
          </table:table-cell>
          <table:table-cell office:value-type="string" calcext:value-type="string">
            <text:p>HEINRICH-VON-KLEIST-STR. 6 <text:s text:c="23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FULDA <text:s text:c="24"/></text:p>
          </table:table-cell>
          <table:table-cell office:value-type="string" calcext:value-type="string">
            <text:p>DEU 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900002192664" calcext:value-type="float">
            <text:p>900002192664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065" calcext:value-type="float">
            <text:p>2,065</text:p>
          </table:table-cell>
          <table:table-cell office:value-type="float" office:value="499.46" calcext:value-type="float">
            <text:p>499,46</text:p>
          </table:table-cell>
          <table:table-cell office:value-type="float" office:value="350.23" calcext:value-type="float">
            <text:p>350,23</text:p>
          </table:table-cell>
          <table:table-cell office:value-type="float" office:value="425.13" calcext:value-type="float">
            <text:p>425,13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14" calcext:value-type="float">
            <text:p>2679614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342147" calcext:value-type="float">
            <text:p>490000342147</text:p>
          </table:table-cell>
          <table:table-cell office:value-type="string" calcext:value-type="string">
            <text:p>MARGIT TANNEBERG <text:s text:c="33"/></text:p>
          </table:table-cell>
          <table:table-cell office:value-type="string" calcext:value-type="string">
            <text:p>AUGUST-BEBEL-STR. 45 <text:s text:c="29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ZIEGELHEIM <text:s text:c="19"/></text:p>
          </table:table-cell>
          <table:table-cell office:value-type="string" calcext:value-type="string">
            <text:p>DEU 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397304" calcext:value-type="float">
            <text:p>490000397304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788" calcext:value-type="float">
            <text:p>0,788</text:p>
          </table:table-cell>
          <table:table-cell office:value-type="float" office:value="176.27" calcext:value-type="float">
            <text:p>176,27</text:p>
          </table:table-cell>
          <table:table-cell office:value-type="float" office:value="123.61" calcext:value-type="float">
            <text:p>123,61</text:p>
          </table:table-cell>
          <table:table-cell office:value-type="float" office:value="149.77" calcext:value-type="float">
            <text:p>149,77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15" calcext:value-type="float">
            <text:p>2679615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88308" calcext:value-type="float">
            <text:p>490000488308</text:p>
          </table:table-cell>
          <table:table-cell office:value-type="string" calcext:value-type="string">
            <text:p>SILVIA ABLEITINGER <text:s text:c="31"/></text:p>
          </table:table-cell>
          <table:table-cell office:value-type="string" calcext:value-type="string">
            <text:p>HUNDSBACH 11 <text:s text:c="37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MARTINSBERG <text:s text:c="18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3664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457366" calcext:value-type="float">
            <text:p>49000045736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06" calcext:value-type="float">
            <text:p>0,806</text:p>
          </table:table-cell>
          <table:table-cell office:value-type="float" office:value="187.09" calcext:value-type="float">
            <text:p>187,09</text:p>
          </table:table-cell>
          <table:table-cell office:value-type="float" office:value="131.05" calcext:value-type="float">
            <text:p>131,05</text:p>
          </table:table-cell>
          <table:table-cell office:value-type="float" office:value="158.63" calcext:value-type="float">
            <text:p>158,63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16" calcext:value-type="float">
            <text:p>2679616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197533" calcext:value-type="float">
            <text:p>490000197533</text:p>
          </table:table-cell>
          <table:table-cell office:value-type="string" calcext:value-type="string">
            <text:p>KLAUS DEISCHL <text:s text:c="36"/></text:p>
          </table:table-cell>
          <table:table-cell office:value-type="string" calcext:value-type="string">
            <text:p>CHIEMGAUSTR. 132 <text:s text:c="33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MUENCHEN <text:s text:c="21"/></text:p>
          </table:table-cell>
          <table:table-cell office:value-type="string" calcext:value-type="string">
            <text:p>DEU </text:p>
          </table:table-cell>
          <table:table-cell office:value-type="float" office:value="81549" calcext:value-type="float">
            <text:p>81549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85699" calcext:value-type="float">
            <text:p>490000085699</text:p>
          </table:table-cell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01" calcext:value-type="float">
            <text:p>4,01</text:p>
          </table:table-cell>
          <table:table-cell office:value-type="float" office:value="985.93" calcext:value-type="float">
            <text:p>985,93</text:p>
          </table:table-cell>
          <table:table-cell office:value-type="float" office:value="692.17" calcext:value-type="float">
            <text:p>692,17</text:p>
          </table:table-cell>
          <table:table-cell office:value-type="float" office:value="838.4" calcext:value-type="float">
            <text:p>838,4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17" calcext:value-type="float">
            <text:p>2679617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537741" calcext:value-type="float">
            <text:p>490000537741</text:p>
          </table:table-cell>
          <table:table-cell office:value-type="string" calcext:value-type="string">
            <text:p>DORIS MORR <text:s text:c="39"/></text:p>
          </table:table-cell>
          <table:table-cell office:value-type="string" calcext:value-type="string">
            <text:p>KAISERSWERTH STR. 50 <text:s text:c="29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ESSEN <text:s text:c="24"/></text:p>
          </table:table-cell>
          <table:table-cell office:value-type="string" calcext:value-type="string">
            <text:p>DEU </text:p>
          </table:table-cell>
          <table:table-cell office:value-type="float" office:value="45329" calcext:value-type="float">
            <text:p>45329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207490" calcext:value-type="float">
            <text:p>490000207490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017" calcext:value-type="float">
            <text:p>1,017</text:p>
          </table:table-cell>
          <table:table-cell office:value-type="float" office:value="240.5" calcext:value-type="float">
            <text:p>240,5</text:p>
          </table:table-cell>
          <table:table-cell office:value-type="float" office:value="168.47" calcext:value-type="float">
            <text:p>168,47</text:p>
          </table:table-cell>
          <table:table-cell office:value-type="float" office:value="204.11" calcext:value-type="float">
            <text:p>204,11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18" calcext:value-type="float">
            <text:p>2679618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519517" calcext:value-type="float">
            <text:p>490000519517</text:p>
          </table:table-cell>
          <table:table-cell office:value-type="string" calcext:value-type="string">
            <text:p>INGRID STEININGER <text:s text:c="32"/></text:p>
          </table:table-cell>
          <table:table-cell office:value-type="string" calcext:value-type="string">
            <text:p>HAUPTPLATZ 10-11 <text:s text:c="33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BRUCK AN DER LEITHA <text:s text:c="10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2460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467078" calcext:value-type="float">
            <text:p>490000467078</text:p>
          </table:table-cell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,85</text:p>
          </table:table-cell>
          <table:table-cell office:value-type="float" office:value="191.98" calcext:value-type="float">
            <text:p>191,98</text:p>
          </table:table-cell>
          <table:table-cell office:value-type="float" office:value="134.69" calcext:value-type="float">
            <text:p>134,69</text:p>
          </table:table-cell>
          <table:table-cell office:value-type="float" office:value="162.92" calcext:value-type="float">
            <text:p>162,92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19" calcext:value-type="float">
            <text:p>2679619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147072" calcext:value-type="float">
            <text:p>490000147072</text:p>
          </table:table-cell>
          <table:table-cell office:value-type="string" calcext:value-type="string">
            <text:p>SARAH-VANESSA ALBRECHT <text:s text:c="27"/></text:p>
          </table:table-cell>
          <table:table-cell office:value-type="string" calcext:value-type="string">
            <text:p>ERNSTSTR. 4 <text:s text:c="38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BERLIN <text:s text:c="23"/></text:p>
          </table:table-cell>
          <table:table-cell office:value-type="string" calcext:value-type="string">
            <text:p>DEU </text:p>
          </table:table-cell>
          <table:table-cell office:value-type="float" office:value="13509" calcext:value-type="float">
            <text:p>13509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98675" calcext:value-type="float">
            <text:p>490000098675</text:p>
          </table:table-cell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.379" calcext:value-type="float">
            <text:p>2,379</text:p>
          </table:table-cell>
          <table:table-cell office:value-type="float" office:value="547.01" calcext:value-type="float">
            <text:p>547,01</text:p>
          </table:table-cell>
          <table:table-cell office:value-type="float" office:value="383.29" calcext:value-type="float">
            <text:p>383,29</text:p>
          </table:table-cell>
          <table:table-cell office:value-type="float" office:value="464.98" calcext:value-type="float">
            <text:p>464,98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20" calcext:value-type="float">
            <text:p>2679620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146530" calcext:value-type="float">
            <text:p>490000146530</text:p>
          </table:table-cell>
          <table:table-cell office:value-type="string" calcext:value-type="string">
            <text:p>HELMUT MENCKE <text:s text:c="36"/></text:p>
          </table:table-cell>
          <table:table-cell office:value-type="string" calcext:value-type="string">
            <text:p>POTSDAMER STR.12 <text:s text:c="33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ROTENBURG <text:s text:c="20"/></text:p>
          </table:table-cell>
          <table:table-cell office:value-type="string" calcext:value-type="string">
            <text:p>DEU </text:p>
          </table:table-cell>
          <table:table-cell office:value-type="float" office:value="27356" calcext:value-type="float">
            <text:p>27356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105407" calcext:value-type="float">
            <text:p>490000105407</text:p>
          </table:table-cell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.796" calcext:value-type="float">
            <text:p>2,796</text:p>
          </table:table-cell>
          <table:table-cell office:value-type="float" office:value="672.91" calcext:value-type="float">
            <text:p>672,91</text:p>
          </table:table-cell>
          <table:table-cell office:value-type="float" office:value="471.94" calcext:value-type="float">
            <text:p>471,94</text:p>
          </table:table-cell>
          <table:table-cell office:value-type="float" office:value="573.2" calcext:value-type="float">
            <text:p>573,2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21" calcext:value-type="float">
            <text:p>2679621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297820" calcext:value-type="float">
            <text:p>490000297820</text:p>
          </table:table-cell>
          <table:table-cell office:value-type="string" calcext:value-type="string">
            <text:p>UTE BROCHHAGEN <text:s text:c="35"/></text:p>
          </table:table-cell>
          <table:table-cell office:value-type="string" calcext:value-type="string">
            <text:p>STEMMERING 21 E <text:s text:c="34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ESSEN <text:s text:c="24"/></text:p>
          </table:table-cell>
          <table:table-cell office:value-type="string" calcext:value-type="string">
            <text:p>DEU </text:p>
          </table:table-cell>
          <table:table-cell office:value-type="float" office:value="45259" calcext:value-type="float">
            <text:p>45259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286006" calcext:value-type="float">
            <text:p>490000286006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984" calcext:value-type="float">
            <text:p>1,984</text:p>
          </table:table-cell>
          <table:table-cell office:value-type="float" office:value="466.35" calcext:value-type="float">
            <text:p>466,35</text:p>
          </table:table-cell>
          <table:table-cell office:value-type="float" office:value="327.1" calcext:value-type="float">
            <text:p>327,1</text:p>
          </table:table-cell>
          <table:table-cell office:value-type="float" office:value="395.78" calcext:value-type="float">
            <text:p>395,78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22" calcext:value-type="float">
            <text:p>2679622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521910" calcext:value-type="float">
            <text:p>490000521910</text:p>
          </table:table-cell>
          <table:table-cell office:value-type="string" calcext:value-type="string">
            <text:p>IRIS WUESTER <text:s text:c="37"/></text:p>
          </table:table-cell>
          <table:table-cell office:value-type="string" calcext:value-type="string">
            <text:p>RATHAUSSTR. 29 A <text:s text:c="33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KOENIGSBRUNN <text:s text:c="17"/></text:p>
          </table:table-cell>
          <table:table-cell office:value-type="string" calcext:value-type="string">
            <text:p>DEU </text:p>
          </table:table-cell>
          <table:table-cell office:value-type="float" office:value="86343" calcext:value-type="float">
            <text:p>86343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1003812" calcext:value-type="float">
            <text:p>490001003812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524" calcext:value-type="float">
            <text:p>0,524</text:p>
          </table:table-cell>
          <table:table-cell office:value-type="float" office:value="126.83" calcext:value-type="float">
            <text:p>126,83</text:p>
          </table:table-cell>
          <table:table-cell office:value-type="float" office:value="88.93" calcext:value-type="float">
            <text:p>88,93</text:p>
          </table:table-cell>
          <table:table-cell office:value-type="float" office:value="108.04" calcext:value-type="float">
            <text:p>108,04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23" calcext:value-type="float">
            <text:p>2679623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520007" calcext:value-type="float">
            <text:p>490000520007</text:p>
          </table:table-cell>
          <table:table-cell office:value-type="string" calcext:value-type="string">
            <text:p>RECEP SAVAS <text:s text:c="38"/></text:p>
          </table:table-cell>
          <table:table-cell office:value-type="string" calcext:value-type="string">
            <text:p>FRIEDRICH-EBERT-STR. 5 <text:s text:c="27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DONAUWOERTH <text:s text:c="18"/></text:p>
          </table:table-cell>
          <table:table-cell office:value-type="string" calcext:value-type="string">
            <text:p>DEU </text:p>
          </table:table-cell>
          <table:table-cell office:value-type="float" office:value="86609" calcext:value-type="float">
            <text:p>86609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47904" calcext:value-type="float">
            <text:p>490000047904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509" calcext:value-type="float">
            <text:p>0,509</text:p>
          </table:table-cell>
          <table:table-cell office:value-type="float" office:value="121.98" calcext:value-type="float">
            <text:p>121,98</text:p>
          </table:table-cell>
          <table:table-cell office:value-type="float" office:value="85.72" calcext:value-type="float">
            <text:p>85,72</text:p>
          </table:table-cell>
          <table:table-cell office:value-type="float" office:value="104.09" calcext:value-type="float">
            <text:p>104,09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24" calcext:value-type="float">
            <text:p>2679624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89584" calcext:value-type="float">
            <text:p>490000489584</text:p>
          </table:table-cell>
          <table:table-cell office:value-type="string" calcext:value-type="string">
            <text:p>SABINE HANDLER <text:s text:c="35"/></text:p>
          </table:table-cell>
          <table:table-cell office:value-type="string" calcext:value-type="string">
            <text:p>SIEGFRIED-LUDWIGSTRASSE 7/5/5 <text:s text:c="20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MARKT PIESTING <text:s text:c="15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2753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410861" calcext:value-type="float">
            <text:p>490000410861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68" calcext:value-type="float">
            <text:p>0,568</text:p>
          </table:table-cell>
          <table:table-cell office:value-type="float" office:value="134.07" calcext:value-type="float">
            <text:p>134,07</text:p>
          </table:table-cell>
          <table:table-cell office:value-type="float" office:value="94.1" calcext:value-type="float">
            <text:p>94,1</text:p>
          </table:table-cell>
          <table:table-cell office:value-type="float" office:value="113.79" calcext:value-type="float">
            <text:p>113,79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25" calcext:value-type="float">
            <text:p>2679625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39896" calcext:value-type="float">
            <text:p>490000439896</text:p>
          </table:table-cell>
          <table:table-cell office:value-type="string" calcext:value-type="string">
            <text:p>EWALD KOEBERL <text:s text:c="36"/></text:p>
          </table:table-cell>
          <table:table-cell office:value-type="string" calcext:value-type="string">
            <text:p>KOHLENBERGSTRASSE 13 <text:s text:c="29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KILB <text:s text:c="25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3233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419494" calcext:value-type="float">
            <text:p>490000419494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.128" calcext:value-type="float">
            <text:p>2,128</text:p>
          </table:table-cell>
          <table:table-cell office:value-type="float" office:value="498.07" calcext:value-type="float">
            <text:p>498,07</text:p>
          </table:table-cell>
          <table:table-cell office:value-type="float" office:value="349.55" calcext:value-type="float">
            <text:p>349,55</text:p>
          </table:table-cell>
          <table:table-cell office:value-type="float" office:value="423.12" calcext:value-type="float">
            <text:p>423,12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26" calcext:value-type="float">
            <text:p>2679626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96073" calcext:value-type="float">
            <text:p>490000496073</text:p>
          </table:table-cell>
          <table:table-cell office:value-type="string" calcext:value-type="string">
            <text:p>SIGRID LUTZ <text:s text:c="38"/></text:p>
          </table:table-cell>
          <table:table-cell office:value-type="string" calcext:value-type="string">
            <text:p>ADLERSTR. 35 <text:s text:c="37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FILDERSTADT <text:s text:c="18"/></text:p>
          </table:table-cell>
          <table:table-cell office:value-type="string" calcext:value-type="string">
            <text:p>DEU </text:p>
          </table:table-cell>
          <table:table-cell office:value-type="float" office:value="70794" calcext:value-type="float">
            <text:p>70794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307353" calcext:value-type="float">
            <text:p>490000307353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005" calcext:value-type="float">
            <text:p>2,005</text:p>
          </table:table-cell>
          <table:table-cell office:value-type="float" office:value="474.4" calcext:value-type="float">
            <text:p>474,4</text:p>
          </table:table-cell>
          <table:table-cell office:value-type="float" office:value="332.68" calcext:value-type="float">
            <text:p>332,68</text:p>
          </table:table-cell>
          <table:table-cell office:value-type="float" office:value="402.22" calcext:value-type="float">
            <text:p>402,22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27" calcext:value-type="float">
            <text:p>2679627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1007493" calcext:value-type="float">
            <text:p>490001007493</text:p>
          </table:table-cell>
          <table:table-cell office:value-type="string" calcext:value-type="string">
            <text:p>ERIK VALINE <text:s text:c="38"/></text:p>
          </table:table-cell>
          <table:table-cell office:value-type="string" calcext:value-type="string">
            <text:p>GARTEN STR. 44 <text:s text:c="35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GUSTERATH <text:s text:c="20"/></text:p>
          </table:table-cell>
          <table:table-cell office:value-type="string" calcext:value-type="string">
            <text:p>DEU </text:p>
          </table:table-cell>
          <table:table-cell office:value-type="float" office:value="54317" calcext:value-type="float">
            <text:p>54317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507913" calcext:value-type="float">
            <text:p>490000507913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41" calcext:value-type="float">
            <text:p>1,741</text:p>
          </table:table-cell>
          <table:table-cell office:value-type="float" office:value="414.22" calcext:value-type="float">
            <text:p>414,22</text:p>
          </table:table-cell>
          <table:table-cell office:value-type="float" office:value="289.96" calcext:value-type="float">
            <text:p>289,96</text:p>
          </table:table-cell>
          <table:table-cell office:value-type="float" office:value="351.94" calcext:value-type="float">
            <text:p>351,94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28" calcext:value-type="float">
            <text:p>2679628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69260" calcext:value-type="float">
            <text:p>490000469260</text:p>
          </table:table-cell>
          <table:table-cell office:value-type="string" calcext:value-type="string">
            <text:p>ANJA FELDMANN <text:s text:c="36"/></text:p>
          </table:table-cell>
          <table:table-cell office:value-type="string" calcext:value-type="string">
            <text:p>RAIN[CKERSTR. 41 <text:s text:c="33"/></text:p>
          </table:table-cell>
          <table:table-cell office:value-type="string" calcext:value-type="string">
            <text:p><text:s text:c="50"/></text:p>
          </table:table-cell>
          <table:table-cell/>
          <table:table-cell office:value-type="string" calcext:value-type="string">
            <text:p><text:s text:c="50"/></text:p>
          </table:table-cell>
          <table:table-cell office:value-type="string" calcext:value-type="string">
            <text:p>FILDERSTADT <text:s text:c="18"/></text:p>
          </table:table-cell>
          <table:table-cell office:value-type="string" calcext:value-type="string">
            <text:p>DEU </text:p>
          </table:table-cell>
          <table:table-cell office:value-type="float" office:value="70794" calcext:value-type="float">
            <text:p>70794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458291" calcext:value-type="float">
            <text:p>49000045829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9" calcext:value-type="float">
            <text:p>0,729</text:p>
          </table:table-cell>
          <table:table-cell office:value-type="float" office:value="176.94" calcext:value-type="float">
            <text:p>176,94</text:p>
          </table:table-cell>
          <table:table-cell office:value-type="float" office:value="123.81" calcext:value-type="float">
            <text:p>123,81</text:p>
          </table:table-cell>
          <table:table-cell office:value-type="float" office:value="150.49" calcext:value-type="float">
            <text:p>150,49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float" office:value="2679629" calcext:value-type="float">
            <text:p>2679629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89217" calcext:value-type="float">
            <text:p>490000489217</text:p>
          </table:table-cell>
          <table:table-cell office:value-type="string" calcext:value-type="string">
            <text:p>ULRIKE RAUSCHER <text:s text:c="34"/></text:p>
          </table:table-cell>
          <table:table-cell office:value-type="string" calcext:value-type="string">
            <text:p>AN DER VALLEROY 20 <text:s text:c="31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OBERG]NZBURG <text:s text:c="17"/></text:p>
          </table:table-cell>
          <table:table-cell office:value-type="string" calcext:value-type="string">
            <text:p>DEU </text:p>
          </table:table-cell>
          <table:table-cell office:value-type="float" office:value="87634" calcext:value-type="float">
            <text:p>87634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460475" calcext:value-type="float">
            <text:p>490000460475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729" calcext:value-type="float">
            <text:p>1,729</text:p>
          </table:table-cell>
          <table:table-cell office:value-type="float" office:value="429.86" calcext:value-type="float">
            <text:p>429,86</text:p>
          </table:table-cell>
          <table:table-cell office:value-type="float" office:value="301.49" calcext:value-type="float">
            <text:p>301,49</text:p>
          </table:table-cell>
          <table:table-cell office:value-type="float" office:value="365.46" calcext:value-type="float">
            <text:p>365,4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30" calcext:value-type="float">
            <text:p>2679630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520663" calcext:value-type="float">
            <text:p>490000520663</text:p>
          </table:table-cell>
          <table:table-cell office:value-type="string" calcext:value-type="string">
            <text:p>TAMARA KRAUSE <text:s text:c="36"/></text:p>
          </table:table-cell>
          <table:table-cell office:value-type="string" calcext:value-type="string">
            <text:p>ERLENSTR. 4 <text:s text:c="38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ROSSTAL <text:s text:c="22"/></text:p>
          </table:table-cell>
          <table:table-cell office:value-type="string" calcext:value-type="string">
            <text:p>DEU </text:p>
          </table:table-cell>
          <table:table-cell office:value-type="float" office:value="90574" calcext:value-type="float">
            <text:p>90574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516787" calcext:value-type="float">
            <text:p>490000516787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42" calcext:value-type="float">
            <text:p>0,542</text:p>
          </table:table-cell>
          <table:table-cell office:value-type="float" office:value="125.58" calcext:value-type="float">
            <text:p>125,58</text:p>
          </table:table-cell>
          <table:table-cell office:value-type="float" office:value="88.02" calcext:value-type="float">
            <text:p>88,02</text:p>
          </table:table-cell>
          <table:table-cell office:value-type="float" office:value="106.72" calcext:value-type="float">
            <text:p>106,72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31" calcext:value-type="float">
            <text:p>2679631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19494" calcext:value-type="float">
            <text:p>490000419494</text:p>
          </table:table-cell>
          <table:table-cell office:value-type="string" calcext:value-type="string">
            <text:p>SANDRA GANSCH <text:s text:c="36"/></text:p>
          </table:table-cell>
          <table:table-cell office:value-type="string" calcext:value-type="string">
            <text:p>KOHLENBERGSTRASSE 13 <text:s text:c="29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KILB <text:s text:c="25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3233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216707" calcext:value-type="float">
            <text:p>490000216707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97" calcext:value-type="float">
            <text:p>1,97</text:p>
          </table:table-cell>
          <table:table-cell office:value-type="float" office:value="449.57" calcext:value-type="float">
            <text:p>449,57</text:p>
          </table:table-cell>
          <table:table-cell office:value-type="float" office:value="315.63" calcext:value-type="float">
            <text:p>315,63</text:p>
          </table:table-cell>
          <table:table-cell office:value-type="float" office:value="382.9" calcext:value-type="float">
            <text:p>382,9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32" calcext:value-type="float">
            <text:p>2679632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39896" calcext:value-type="float">
            <text:p>490000439896</text:p>
          </table:table-cell>
          <table:table-cell office:value-type="string" calcext:value-type="string">
            <text:p>EWALD KOEBERL <text:s text:c="36"/></text:p>
          </table:table-cell>
          <table:table-cell office:value-type="string" calcext:value-type="string">
            <text:p>KOHLENBERGSTRASSE 13 <text:s text:c="29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KILB <text:s text:c="25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3233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419494" calcext:value-type="float">
            <text:p>490000419494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732" calcext:value-type="float">
            <text:p>1,732</text:p>
          </table:table-cell>
          <table:table-cell office:value-type="float" office:value="366.75" calcext:value-type="float">
            <text:p>366,75</text:p>
          </table:table-cell>
          <table:table-cell office:value-type="float" office:value="258.75" calcext:value-type="float">
            <text:p>258,75</text:p>
          </table:table-cell>
          <table:table-cell office:value-type="float" office:value="300.04" calcext:value-type="float">
            <text:p>300,04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33" calcext:value-type="float">
            <text:p>2679633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80197" calcext:value-type="float">
            <text:p>490000480197</text:p>
          </table:table-cell>
          <table:table-cell office:value-type="string" calcext:value-type="string">
            <text:p>KARL-FRIEDRICH M]LLER <text:s text:c="28"/></text:p>
          </table:table-cell>
          <table:table-cell office:value-type="string" calcext:value-type="string">
            <text:p>ZEDERNSTR. 3 <text:s text:c="37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HEDDESHEIM <text:s text:c="19"/></text:p>
          </table:table-cell>
          <table:table-cell office:value-type="string" calcext:value-type="string">
            <text:p>DEU </text:p>
          </table:table-cell>
          <table:table-cell office:value-type="float" office:value="68542" calcext:value-type="float">
            <text:p>68542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07679" calcext:value-type="float">
            <text:p>490000007679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346" calcext:value-type="float">
            <text:p>1,346</text:p>
          </table:table-cell>
          <table:table-cell office:value-type="float" office:value="323.96" calcext:value-type="float">
            <text:p>323,96</text:p>
          </table:table-cell>
          <table:table-cell office:value-type="float" office:value="227.23" calcext:value-type="float">
            <text:p>227,23</text:p>
          </table:table-cell>
          <table:table-cell office:value-type="float" office:value="276.1" calcext:value-type="float">
            <text:p>276,1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34" calcext:value-type="float">
            <text:p>2679634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033626" calcext:value-type="float">
            <text:p>490000033626</text:p>
          </table:table-cell>
          <table:table-cell office:value-type="string" calcext:value-type="string">
            <text:p>BAERBEL KUNKEL-KIENZLE <text:s text:c="27"/></text:p>
          </table:table-cell>
          <table:table-cell office:value-type="string" calcext:value-type="string">
            <text:p>HUEFINGER STR. 13 A <text:s text:c="30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DONAUESCHINGEN <text:s text:c="15"/></text:p>
          </table:table-cell>
          <table:table-cell office:value-type="string" calcext:value-type="string">
            <text:p>DEU </text:p>
          </table:table-cell>
          <table:table-cell office:value-type="float" office:value="78166" calcext:value-type="float">
            <text:p>78166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33621" calcext:value-type="float">
            <text:p>490000033621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089" calcext:value-type="float">
            <text:p>3,089</text:p>
          </table:table-cell>
          <table:table-cell office:value-type="float" office:value="772.58" calcext:value-type="float">
            <text:p>772,58</text:p>
          </table:table-cell>
          <table:table-cell office:value-type="float" office:value="541.43" calcext:value-type="float">
            <text:p>541,43</text:p>
          </table:table-cell>
          <table:table-cell office:value-type="float" office:value="656.79" calcext:value-type="float">
            <text:p>656,79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35" calcext:value-type="float">
            <text:p>2679635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004069" calcext:value-type="float">
            <text:p>490000004069</text:p>
          </table:table-cell>
          <table:table-cell office:value-type="string" calcext:value-type="string">
            <text:p>SUSANNE STOLL <text:s text:c="36"/></text:p>
          </table:table-cell>
          <table:table-cell office:value-type="string" calcext:value-type="string">
            <text:p>SCHLOSSBUEHLWEG 3 <text:s text:c="32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SCHWAEBISCH GMUEND <text:s text:c="11"/></text:p>
          </table:table-cell>
          <table:table-cell office:value-type="string" calcext:value-type="string">
            <text:p>DEU </text:p>
          </table:table-cell>
          <table:table-cell office:value-type="float" office:value="73529" calcext:value-type="float">
            <text:p>73529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03285" calcext:value-type="float">
            <text:p>490000003285</text:p>
          </table:table-cell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98" calcext:value-type="float">
            <text:p>0,698</text:p>
          </table:table-cell>
          <table:table-cell office:value-type="float" office:value="170.62" calcext:value-type="float">
            <text:p>170,62</text:p>
          </table:table-cell>
          <table:table-cell office:value-type="float" office:value="119.54" calcext:value-type="float">
            <text:p>119,54</text:p>
          </table:table-cell>
          <table:table-cell office:value-type="float" office:value="145.18" calcext:value-type="float">
            <text:p>145,18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36" calcext:value-type="float">
            <text:p>2679636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21979" calcext:value-type="float">
            <text:p>490000421979</text:p>
          </table:table-cell>
          <table:table-cell office:value-type="string" calcext:value-type="string">
            <text:p>SABINE STOCKEL <text:s text:c="35"/></text:p>
          </table:table-cell>
          <table:table-cell office:value-type="string" calcext:value-type="string">
            <text:p>AM FLACHSBACH 14 <text:s text:c="33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HOLLER <text:s text:c="23"/></text:p>
          </table:table-cell>
          <table:table-cell office:value-type="string" calcext:value-type="string">
            <text:p>DEU </text:p>
          </table:table-cell>
          <table:table-cell office:value-type="float" office:value="56412" calcext:value-type="float">
            <text:p>56412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21253" calcext:value-type="float">
            <text:p>490000021253</text:p>
          </table:table-cell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552" calcext:value-type="float">
            <text:p>0,552</text:p>
          </table:table-cell>
          <table:table-cell office:value-type="float" office:value="137.2" calcext:value-type="float">
            <text:p>137,2</text:p>
          </table:table-cell>
          <table:table-cell office:value-type="float" office:value="96.07" calcext:value-type="float">
            <text:p>96,07</text:p>
          </table:table-cell>
          <table:table-cell office:value-type="float" office:value="116.33" calcext:value-type="float">
            <text:p>116,33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37" calcext:value-type="float">
            <text:p>2679637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003839" calcext:value-type="float">
            <text:p>490000003839</text:p>
          </table:table-cell>
          <table:table-cell office:value-type="string" calcext:value-type="string">
            <text:p>ALEXANDRA RIEGER <text:s text:c="33"/></text:p>
          </table:table-cell>
          <table:table-cell office:value-type="string" calcext:value-type="string">
            <text:p>GARTENSTR. 21 <text:s text:c="36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AYSTETTEN <text:s text:c="20"/></text:p>
          </table:table-cell>
          <table:table-cell office:value-type="string" calcext:value-type="string">
            <text:p>DEU </text:p>
          </table:table-cell>
          <table:table-cell office:value-type="float" office:value="86482" calcext:value-type="float">
            <text:p>86482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00670" calcext:value-type="float">
            <text:p>490000000670</text:p>
          </table:table-cell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34" calcext:value-type="float">
            <text:p>0,534</text:p>
          </table:table-cell>
          <table:table-cell office:value-type="float" office:value="124.37" calcext:value-type="float">
            <text:p>124,37</text:p>
          </table:table-cell>
          <table:table-cell office:value-type="float" office:value="87.41" calcext:value-type="float">
            <text:p>87,41</text:p>
          </table:table-cell>
          <table:table-cell office:value-type="float" office:value="105.87" calcext:value-type="float">
            <text:p>105,87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38" calcext:value-type="float">
            <text:p>2679638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51205" calcext:value-type="float">
            <text:p>490000451205</text:p>
          </table:table-cell>
          <table:table-cell office:value-type="string" calcext:value-type="string">
            <text:p>ADOLF RENKERT <text:s text:c="36"/></text:p>
          </table:table-cell>
          <table:table-cell office:value-type="string" calcext:value-type="string">
            <text:p>SCHLEHENWEG 36 <text:s text:c="35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OCHTRUP <text:s text:c="22"/></text:p>
          </table:table-cell>
          <table:table-cell office:value-type="string" calcext:value-type="string">
            <text:p>DEU </text:p>
          </table:table-cell>
          <table:table-cell office:value-type="float" office:value="48607" calcext:value-type="float">
            <text:p>48607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448841" calcext:value-type="float">
            <text:p>49000044884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.073" calcext:value-type="float">
            <text:p>2,073</text:p>
          </table:table-cell>
          <table:table-cell office:value-type="float" office:value="483.61" calcext:value-type="float">
            <text:p>483,61</text:p>
          </table:table-cell>
          <table:table-cell office:value-type="float" office:value="338.71" calcext:value-type="float">
            <text:p>338,71</text:p>
          </table:table-cell>
          <table:table-cell office:value-type="float" office:value="411.01" calcext:value-type="float">
            <text:p>411,01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39" calcext:value-type="float">
            <text:p>2679639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543793" calcext:value-type="float">
            <text:p>490000543793</text:p>
          </table:table-cell>
          <table:table-cell office:value-type="string" calcext:value-type="string">
            <text:p>DR. OLIVER ADOLPHS <text:s text:c="31"/></text:p>
          </table:table-cell>
          <table:table-cell office:value-type="string" calcext:value-type="string">
            <text:p>KIRCHENHOF 1 <text:s text:c="37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KOELN <text:s text:c="24"/></text:p>
          </table:table-cell>
          <table:table-cell office:value-type="string" calcext:value-type="string">
            <text:p>DEU </text:p>
          </table:table-cell>
          <table:table-cell office:value-type="float" office:value="50933" calcext:value-type="float">
            <text:p>50933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513656" calcext:value-type="float">
            <text:p>490000513656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,81</text:p>
          </table:table-cell>
          <table:table-cell office:value-type="float" office:value="195.3" calcext:value-type="float">
            <text:p>195,3</text:p>
          </table:table-cell>
          <table:table-cell office:value-type="float" office:value="137.4" calcext:value-type="float">
            <text:p>137,4</text:p>
          </table:table-cell>
          <table:table-cell office:value-type="float" office:value="163.87" calcext:value-type="float">
            <text:p>163,87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float" office:value="2679640" calcext:value-type="float">
            <text:p>2679640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365036" calcext:value-type="float">
            <text:p>490000365036</text:p>
          </table:table-cell>
          <table:table-cell office:value-type="string" calcext:value-type="string">
            <text:p>IRA KLOOS-BECKE <text:s text:c="34"/></text:p>
          </table:table-cell>
          <table:table-cell office:value-type="string" calcext:value-type="string">
            <text:p>OBERSTR. 6 <text:s text:c="39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BRUEHL <text:s text:c="23"/></text:p>
          </table:table-cell>
          <table:table-cell office:value-type="string" calcext:value-type="string">
            <text:p>DEU </text:p>
          </table:table-cell>
          <table:table-cell office:value-type="float" office:value="50321" calcext:value-type="float">
            <text:p>50321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365035" calcext:value-type="float">
            <text:p>490000365035</text:p>
          </table:table-cell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33" calcext:value-type="float">
            <text:p>2,33</text:p>
          </table:table-cell>
          <table:table-cell office:value-type="float" office:value="545.32" calcext:value-type="float">
            <text:p>545,32</text:p>
          </table:table-cell>
          <table:table-cell office:value-type="float" office:value="382.89" calcext:value-type="float">
            <text:p>382,89</text:p>
          </table:table-cell>
          <table:table-cell office:value-type="float" office:value="464.64" calcext:value-type="float">
            <text:p>464,64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41" calcext:value-type="float">
            <text:p>2679641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2002407" calcext:value-type="float">
            <text:p>490002002407</text:p>
          </table:table-cell>
          <table:table-cell office:value-type="string" calcext:value-type="string">
            <text:p>ELKE KITTEL <text:s text:c="38"/></text:p>
          </table:table-cell>
          <table:table-cell office:value-type="string" calcext:value-type="string">
            <text:p>OBERE HAUPTSTRA~E 12/10 <text:s text:c="26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BOEHEIMKIRCHEN <text:s text:c="15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3071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451575" calcext:value-type="float">
            <text:p>490000451575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1,02</text:p>
          </table:table-cell>
          <table:table-cell office:value-type="float" office:value="235.31" calcext:value-type="float">
            <text:p>235,31</text:p>
          </table:table-cell>
          <table:table-cell office:value-type="float" office:value="164.73" calcext:value-type="float">
            <text:p>164,73</text:p>
          </table:table-cell>
          <table:table-cell office:value-type="float" office:value="198.66" calcext:value-type="float">
            <text:p>198,6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42" calcext:value-type="float">
            <text:p>2679642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41396" calcext:value-type="float">
            <text:p>490000441396</text:p>
          </table:table-cell>
          <table:table-cell office:value-type="string" calcext:value-type="string">
            <text:p>RITA MADERBACHER <text:s text:c="33"/></text:p>
          </table:table-cell>
          <table:table-cell office:value-type="string" calcext:value-type="string">
            <text:p>GSCHAID 76A <text:s text:c="38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BIRKFELD <text:s text:c="21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8190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436033" calcext:value-type="float">
            <text:p>490000436033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83" calcext:value-type="float">
            <text:p>2,283</text:p>
          </table:table-cell>
          <table:table-cell office:value-type="float" office:value="546.84" calcext:value-type="float">
            <text:p>546,84</text:p>
          </table:table-cell>
          <table:table-cell office:value-type="float" office:value="383.21" calcext:value-type="float">
            <text:p>383,21</text:p>
          </table:table-cell>
          <table:table-cell office:value-type="float" office:value="464.62" calcext:value-type="float">
            <text:p>464,62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43" calcext:value-type="float">
            <text:p>2679643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1003768" calcext:value-type="float">
            <text:p>490001003768</text:p>
          </table:table-cell>
          <table:table-cell office:value-type="string" calcext:value-type="string">
            <text:p>UTE HACK <text:s text:c="41"/></text:p>
          </table:table-cell>
          <table:table-cell office:value-type="string" calcext:value-type="string">
            <text:p>AMALIENSTR. 21 <text:s text:c="35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SELIGENSTADT <text:s text:c="17"/></text:p>
          </table:table-cell>
          <table:table-cell office:value-type="string" calcext:value-type="string">
            <text:p>DEU </text:p>
          </table:table-cell>
          <table:table-cell office:value-type="float" office:value="63500" calcext:value-type="float">
            <text:p>63500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1002785" calcext:value-type="float">
            <text:p>490001002785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94" calcext:value-type="float">
            <text:p>1,594</text:p>
          </table:table-cell>
          <table:table-cell office:value-type="float" office:value="377.11" calcext:value-type="float">
            <text:p>377,11</text:p>
          </table:table-cell>
          <table:table-cell office:value-type="float" office:value="263.75" calcext:value-type="float">
            <text:p>263,75</text:p>
          </table:table-cell>
          <table:table-cell office:value-type="float" office:value="319.92" calcext:value-type="float">
            <text:p>319,92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44" calcext:value-type="float">
            <text:p>2679644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208073" calcext:value-type="float">
            <text:p>490000208073</text:p>
          </table:table-cell>
          <table:table-cell office:value-type="string" calcext:value-type="string">
            <text:p>MELANI RODACH <text:s text:c="36"/></text:p>
          </table:table-cell>
          <table:table-cell office:value-type="string" calcext:value-type="string">
            <text:p>GARTENSTR. 19 <text:s text:c="36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LINGENFELD <text:s text:c="19"/></text:p>
          </table:table-cell>
          <table:table-cell office:value-type="string" calcext:value-type="string">
            <text:p>DEU </text:p>
          </table:table-cell>
          <table:table-cell office:value-type="float" office:value="67360" calcext:value-type="float">
            <text:p>67360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185502" calcext:value-type="float">
            <text:p>490000185502</text:p>
          </table:table-cell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03" calcext:value-type="float">
            <text:p>2,703</text:p>
          </table:table-cell>
          <table:table-cell office:value-type="float" office:value="653.35" calcext:value-type="float">
            <text:p>653,35</text:p>
          </table:table-cell>
          <table:table-cell office:value-type="float" office:value="458.94" calcext:value-type="float">
            <text:p>458,94</text:p>
          </table:table-cell>
          <table:table-cell office:value-type="float" office:value="556.06" calcext:value-type="float">
            <text:p>556,0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45" calcext:value-type="float">
            <text:p>2679645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97256" calcext:value-type="float">
            <text:p>490000497256</text:p>
          </table:table-cell>
          <table:table-cell office:value-type="string" calcext:value-type="string">
            <text:p>BRITTA VOGEL <text:s text:c="37"/></text:p>
          </table:table-cell>
          <table:table-cell office:value-type="string" calcext:value-type="string">
            <text:p>STADTBERGSTR. 48 <text:s text:c="33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RHEINE <text:s text:c="23"/></text:p>
          </table:table-cell>
          <table:table-cell office:value-type="string" calcext:value-type="string">
            <text:p>DEU </text:p>
          </table:table-cell>
          <table:table-cell office:value-type="float" office:value="48429" calcext:value-type="float">
            <text:p>48429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492459" calcext:value-type="float">
            <text:p>490000492459</text:p>
          </table:table-cell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729" calcext:value-type="float">
            <text:p>1,729</text:p>
          </table:table-cell>
          <table:table-cell office:value-type="float" office:value="395.89" calcext:value-type="float">
            <text:p>395,89</text:p>
          </table:table-cell>
          <table:table-cell office:value-type="float" office:value="277.1" calcext:value-type="float">
            <text:p>277,1</text:p>
          </table:table-cell>
          <table:table-cell office:value-type="float" office:value="336.31" calcext:value-type="float">
            <text:p>336,31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46" calcext:value-type="float">
            <text:p>2679646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311107" calcext:value-type="float">
            <text:p>490000311107</text:p>
          </table:table-cell>
          <table:table-cell office:value-type="string" calcext:value-type="string">
            <text:p>ERIKA RUETHER <text:s text:c="36"/></text:p>
          </table:table-cell>
          <table:table-cell office:value-type="string" calcext:value-type="string">
            <text:p>UNTERSTER KAMP 1 <text:s text:c="33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HAMM <text:s text:c="25"/></text:p>
          </table:table-cell>
          <table:table-cell office:value-type="string" calcext:value-type="string">
            <text:p>DEU </text:p>
          </table:table-cell>
          <table:table-cell office:value-type="float" office:value="59069" calcext:value-type="float">
            <text:p>59069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222430" calcext:value-type="float">
            <text:p>490000222430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14" calcext:value-type="float">
            <text:p>0,614</text:p>
          </table:table-cell>
          <table:table-cell office:value-type="float" office:value="142.18" calcext:value-type="float">
            <text:p>142,18</text:p>
          </table:table-cell>
          <table:table-cell office:value-type="float" office:value="99.88" calcext:value-type="float">
            <text:p>99,88</text:p>
          </table:table-cell>
          <table:table-cell office:value-type="float" office:value="121.19" calcext:value-type="float">
            <text:p>121,19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47" calcext:value-type="float">
            <text:p>2679647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523123" calcext:value-type="float">
            <text:p>490000523123</text:p>
          </table:table-cell>
          <table:table-cell office:value-type="string" calcext:value-type="string">
            <text:p>NICOLE PESENDORFER <text:s text:c="31"/></text:p>
          </table:table-cell>
          <table:table-cell office:value-type="string" calcext:value-type="string">
            <text:p>FELDWEG 8 <text:s text:c="40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GSCHWANDT <text:s text:c="20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4816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521575" calcext:value-type="float">
            <text:p>490000521575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618" calcext:value-type="float">
            <text:p>0,618</text:p>
          </table:table-cell>
          <table:table-cell office:value-type="float" office:value="144.97" calcext:value-type="float">
            <text:p>144,97</text:p>
          </table:table-cell>
          <table:table-cell office:value-type="float" office:value="101.68" calcext:value-type="float">
            <text:p>101,68</text:p>
          </table:table-cell>
          <table:table-cell office:value-type="float" office:value="123.2" calcext:value-type="float">
            <text:p>123,2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48" calcext:value-type="float">
            <text:p>2679648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541788" calcext:value-type="float">
            <text:p>490000541788</text:p>
          </table:table-cell>
          <table:table-cell office:value-type="string" calcext:value-type="string">
            <text:p>WILTRUD BERKA <text:s text:c="36"/></text:p>
          </table:table-cell>
          <table:table-cell office:value-type="string" calcext:value-type="string">
            <text:p>NUSSBAUMWEG 5 <text:s text:c="36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PIESENDORF <text:s text:c="19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5721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209092" calcext:value-type="float">
            <text:p>490000209092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.795" calcext:value-type="float">
            <text:p>2,795</text:p>
          </table:table-cell>
          <table:table-cell office:value-type="float" office:value="622.47" calcext:value-type="float">
            <text:p>622,47</text:p>
          </table:table-cell>
          <table:table-cell office:value-type="float" office:value="438.34" calcext:value-type="float">
            <text:p>438,34</text:p>
          </table:table-cell>
          <table:table-cell office:value-type="float" office:value="517.31" calcext:value-type="float">
            <text:p>517,31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49" calcext:value-type="float">
            <text:p>2679649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23722" calcext:value-type="float">
            <text:p>490000423722</text:p>
          </table:table-cell>
          <table:table-cell office:value-type="string" calcext:value-type="string">
            <text:p>HERMANN UBRICH <text:s text:c="35"/></text:p>
          </table:table-cell>
          <table:table-cell office:value-type="string" calcext:value-type="string">
            <text:p>DEHMELSTR. 15 <text:s text:c="36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N]RNBERG <text:s text:c="21"/></text:p>
          </table:table-cell>
          <table:table-cell office:value-type="string" calcext:value-type="string">
            <text:p>DEU </text:p>
          </table:table-cell>
          <table:table-cell office:value-type="float" office:value="90451" calcext:value-type="float">
            <text:p>90451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85242" calcext:value-type="float">
            <text:p>490000085242</text:p>
          </table:table-cell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798" calcext:value-type="float">
            <text:p>0,798</text:p>
          </table:table-cell>
          <table:table-cell office:value-type="float" office:value="192.19" calcext:value-type="float">
            <text:p>192,19</text:p>
          </table:table-cell>
          <table:table-cell office:value-type="float" office:value="134.62" calcext:value-type="float">
            <text:p>134,62</text:p>
          </table:table-cell>
          <table:table-cell office:value-type="float" office:value="163.48" calcext:value-type="float">
            <text:p>163,48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50" calcext:value-type="float">
            <text:p>2679650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65022" calcext:value-type="float">
            <text:p>490000465022</text:p>
          </table:table-cell>
          <table:table-cell office:value-type="string" calcext:value-type="string">
            <text:p>MAG. ELISABETH BAUER <text:s text:c="29"/></text:p>
          </table:table-cell>
          <table:table-cell office:value-type="string" calcext:value-type="string">
            <text:p>KASERNENSTRASSE 29 <text:s text:c="31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EISENSTADT <text:s text:c="19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7000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464380" calcext:value-type="float">
            <text:p>490000464380</text:p>
          </table:table-cell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824" calcext:value-type="float">
            <text:p>1,824</text:p>
          </table:table-cell>
          <table:table-cell office:value-type="float" office:value="447.5" calcext:value-type="float">
            <text:p>447,5</text:p>
          </table:table-cell>
          <table:table-cell office:value-type="float" office:value="313.34" calcext:value-type="float">
            <text:p>313,34</text:p>
          </table:table-cell>
          <table:table-cell office:value-type="float" office:value="379.88" calcext:value-type="float">
            <text:p>379,88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51" calcext:value-type="float">
            <text:p>2679651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396639" calcext:value-type="float">
            <text:p>490000396639</text:p>
          </table:table-cell>
          <table:table-cell office:value-type="string" calcext:value-type="string">
            <text:p>JASMIN BEUSCHEL <text:s text:c="34"/></text:p>
          </table:table-cell>
          <table:table-cell office:value-type="string" calcext:value-type="string">
            <text:p>HAUPTSTR. 24 <text:s text:c="37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EFRINGEN-KIRCHEN <text:s text:c="13"/></text:p>
          </table:table-cell>
          <table:table-cell office:value-type="string" calcext:value-type="string">
            <text:p>DEU </text:p>
          </table:table-cell>
          <table:table-cell office:value-type="float" office:value="79588" calcext:value-type="float">
            <text:p>79588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20992" calcext:value-type="float">
            <text:p>490000020992</text:p>
          </table:table-cell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93" calcext:value-type="float">
            <text:p>0,493</text:p>
          </table:table-cell>
          <table:table-cell office:value-type="float" office:value="127.17" calcext:value-type="float">
            <text:p>127,17</text:p>
          </table:table-cell>
          <table:table-cell office:value-type="float" office:value="88.82" calcext:value-type="float">
            <text:p>88,82</text:p>
          </table:table-cell>
          <table:table-cell office:value-type="float" office:value="107.73" calcext:value-type="float">
            <text:p>107,73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52" calcext:value-type="float">
            <text:p>2679652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388452" calcext:value-type="float">
            <text:p>490000388452</text:p>
          </table:table-cell>
          <table:table-cell office:value-type="string" calcext:value-type="string">
            <text:p>PETRA PROMITZER <text:s text:c="34"/></text:p>
          </table:table-cell>
          <table:table-cell office:value-type="string" calcext:value-type="string">
            <text:p>MANNING 53 <text:s text:c="39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HEILIGENKREUZ <text:s text:c="16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8081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360239" calcext:value-type="float">
            <text:p>490000360239</text:p>
          </table:table-cell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86" calcext:value-type="float">
            <text:p>1,86</text:p>
          </table:table-cell>
          <table:table-cell office:value-type="float" office:value="441.88" calcext:value-type="float">
            <text:p>441,88</text:p>
          </table:table-cell>
          <table:table-cell office:value-type="float" office:value="309.85" calcext:value-type="float">
            <text:p>309,85</text:p>
          </table:table-cell>
          <table:table-cell office:value-type="float" office:value="373.32" calcext:value-type="float">
            <text:p>373,32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53" calcext:value-type="float">
            <text:p>2679653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204024" calcext:value-type="float">
            <text:p>490000204024</text:p>
          </table:table-cell>
          <table:table-cell office:value-type="string" calcext:value-type="string">
            <text:p>CAREN SIMNICA <text:s text:c="36"/></text:p>
          </table:table-cell>
          <table:table-cell office:value-type="string" calcext:value-type="string">
            <text:p>ISARSTR. 3 <text:s text:c="39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REGENSBURG <text:s text:c="19"/></text:p>
          </table:table-cell>
          <table:table-cell office:value-type="string" calcext:value-type="string">
            <text:p>DEU </text:p>
          </table:table-cell>
          <table:table-cell office:value-type="float" office:value="93057" calcext:value-type="float">
            <text:p>93057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22309" calcext:value-type="float">
            <text:p>490000022309</text:p>
          </table:table-cell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196" calcext:value-type="float">
            <text:p>1,196</text:p>
          </table:table-cell>
          <table:table-cell office:value-type="float" office:value="289.57" calcext:value-type="float">
            <text:p>289,57</text:p>
          </table:table-cell>
          <table:table-cell office:value-type="float" office:value="203.61" calcext:value-type="float">
            <text:p>203,61</text:p>
          </table:table-cell>
          <table:table-cell office:value-type="float" office:value="245.59" calcext:value-type="float">
            <text:p>245,59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54" calcext:value-type="float">
            <text:p>2679654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24434" calcext:value-type="float">
            <text:p>490000424434</text:p>
          </table:table-cell>
          <table:table-cell office:value-type="string" calcext:value-type="string">
            <text:p>STEFFEN KOBERST[DT <text:s text:c="31"/></text:p>
          </table:table-cell>
          <table:table-cell office:value-type="string" calcext:value-type="string">
            <text:p>KURT-SCHUMACHER-STR. 41 A <text:s text:c="24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RODGAU <text:s text:c="23"/></text:p>
          </table:table-cell>
          <table:table-cell office:value-type="string" calcext:value-type="string">
            <text:p>DEU </text:p>
          </table:table-cell>
          <table:table-cell office:value-type="float" office:value="63110" calcext:value-type="float">
            <text:p>63110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061283" calcext:value-type="float">
            <text:p>490000061283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413" calcext:value-type="float">
            <text:p>0,413</text:p>
          </table:table-cell>
          <table:table-cell office:value-type="float" office:value="98.87" calcext:value-type="float">
            <text:p>98,87</text:p>
          </table:table-cell>
          <table:table-cell office:value-type="float" office:value="69.28" calcext:value-type="float">
            <text:p>69,28</text:p>
          </table:table-cell>
          <table:table-cell office:value-type="float" office:value="84.16" calcext:value-type="float">
            <text:p>84,16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float" office:value="2679655" calcext:value-type="float">
            <text:p>2679655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544280" calcext:value-type="float">
            <text:p>490000544280</text:p>
          </table:table-cell>
          <table:table-cell office:value-type="string" calcext:value-type="string">
            <text:p>MARLIES APPEL <text:s text:c="36"/></text:p>
          </table:table-cell>
          <table:table-cell office:value-type="string" calcext:value-type="string">
            <text:p>BERTHOLDSIEDLUNG 10 <text:s text:c="30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GROSSRAMING <text:s text:c="18"/></text:p>
          </table:table-cell>
          <table:table-cell office:value-type="string" calcext:value-type="string">
            <text:p>AUT </text:p>
          </table:table-cell>
          <table:table-cell office:value-type="string" calcext:value-type="string">
            <text:p>A-4463 <text:s text:c="3"/></text:p>
          </table:table-cell>
          <table:table-cell office:value-type="string" calcext:value-type="string">
            <text:p>AUT</text:p>
          </table:table-cell>
          <table:table-cell office:value-type="float" office:value="200" calcext:value-type="float">
            <text:p>200</text:p>
          </table:table-cell>
          <table:table-cell office:value-type="float" office:value="490000540802" calcext:value-type="float">
            <text:p>490000540802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.185" calcext:value-type="float">
            <text:p>1,185</text:p>
          </table:table-cell>
          <table:table-cell office:value-type="float" office:value="268.11" calcext:value-type="float">
            <text:p>268,11</text:p>
          </table:table-cell>
          <table:table-cell office:value-type="float" office:value="188.38" calcext:value-type="float">
            <text:p>188,38</text:p>
          </table:table-cell>
          <table:table-cell office:value-type="float" office:value="228.69" calcext:value-type="float">
            <text:p>228,69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56" calcext:value-type="float">
            <text:p>2679656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29805" calcext:value-type="float">
            <text:p>490000429805</text:p>
          </table:table-cell>
          <table:table-cell office:value-type="string" calcext:value-type="string">
            <text:p>MARLENE GOTZENS <text:s text:c="34"/></text:p>
          </table:table-cell>
          <table:table-cell office:value-type="string" calcext:value-type="string">
            <text:p>AM STEINBERG 63 <text:s text:c="34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MOENCHENGLADBACH <text:s text:c="13"/></text:p>
          </table:table-cell>
          <table:table-cell office:value-type="string" calcext:value-type="string">
            <text:p>DEU </text:p>
          </table:table-cell>
          <table:table-cell office:value-type="float" office:value="41061" calcext:value-type="float">
            <text:p>41061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378371" calcext:value-type="float">
            <text:p>490000378371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341" calcext:value-type="float">
            <text:p>4,341</text:p>
          </table:table-cell>
          <table:table-cell office:value-type="float" office:value="1020.14" calcext:value-type="float">
            <text:p>1020,14</text:p>
          </table:table-cell>
          <table:table-cell office:value-type="float" office:value="715.32" calcext:value-type="float">
            <text:p>715,32</text:p>
          </table:table-cell>
          <table:table-cell office:value-type="float" office:value="868.01" calcext:value-type="float">
            <text:p>868,01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float" office:value="2679657" calcext:value-type="float">
            <text:p>2679657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0000461467" calcext:value-type="float">
            <text:p>490000461467</text:p>
          </table:table-cell>
          <table:table-cell office:value-type="string" calcext:value-type="string">
            <text:p>MARIANNE SCHERMULY <text:s text:c="31"/></text:p>
          </table:table-cell>
          <table:table-cell office:value-type="string" calcext:value-type="string">
            <text:p>HOHESTR. 19 <text:s text:c="38"/></text:p>
          </table:table-cell>
          <table:table-cell table:number-columns-repeated="3" office:value-type="string" calcext:value-type="string">
            <text:p><text:s text:c="50"/></text:p>
          </table:table-cell>
          <table:table-cell office:value-type="string" calcext:value-type="string">
            <text:p>MENGERSKIRCHEN <text:s text:c="15"/></text:p>
          </table:table-cell>
          <table:table-cell office:value-type="string" calcext:value-type="string">
            <text:p>DEU </text:p>
          </table:table-cell>
          <table:table-cell office:value-type="float" office:value="35794" calcext:value-type="float">
            <text:p>35794</text:p>
          </table:table-cell>
          <table:table-cell office:value-type="string" calcext:value-type="string">
            <text:p>DEU</text:p>
          </table:table-cell>
          <table:table-cell office:value-type="float" office:value="100" calcext:value-type="float">
            <text:p>100</text:p>
          </table:table-cell>
          <table:table-cell office:value-type="float" office:value="490000451145" calcext:value-type="float">
            <text:p>490000451145</text:p>
          </table:table-cell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398" calcext:value-type="float">
            <text:p>1,398</text:p>
          </table:table-cell>
          <table:table-cell office:value-type="float" office:value="336.94" calcext:value-type="float">
            <text:p>336,94</text:p>
          </table:table-cell>
          <table:table-cell office:value-type="float" office:value="235.88" calcext:value-type="float">
            <text:p>235,88</text:p>
          </table:table-cell>
          <table:table-cell office:value-type="float" office:value="286.2" calcext:value-type="float">
            <text:p>286,2</text:p>
          </table:table-cell>
          <table:table-cell office:value-type="string" calcext:value-type="string">
            <text:p>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1:19:21.179350747</meta:creation-date>
    <dc:date>2017-08-10T11:36:17.325358759</dc:date>
    <meta:editing-duration>PT16M56S</meta:editing-duration>
    <meta:editing-cycles>2</meta:editing-cycles>
    <meta:generator>LibreOffice/5.0.6.2$Linux_X86_64 LibreOffice_project/00$Build-2</meta:generator>
    <meta:document-statistic meta:table-count="1" meta:cell-count="1299" meta:object-count="0"/>
  </office:meta>
</office:document-meta>
</file>